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8e7ad" officeooo:paragraph-rsid="0018e7a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b05bd" officeooo:paragraph-rsid="001b05b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b05bd" officeooo:paragraph-rsid="001bb223"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b05bd" officeooo:paragraph-rsid="001caef4"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8e7ad" officeooo:paragraph-rsid="0018e7ad" style:font-size-asian="15.75pt" style:font-weight-asian="normal" style:font-size-complex="18pt" style:font-weight-complex="normal"/>
    </style:style>
    <style:style style:name="P6" style:family="paragraph" style:parent-style-name="Standard" style:list-style-name="L1">
      <style:paragraph-properties fo:text-align="start" style:justify-single-word="false"/>
      <style:text-properties fo:font-size="18pt" style:text-underline-style="solid" style:text-underline-width="auto" style:text-underline-color="font-color" fo:font-weight="normal" officeooo:rsid="0019fdbb" officeooo:paragraph-rsid="0019fdbb"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9fdbb" officeooo:paragraph-rsid="0019fdbb"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b05bd" officeooo:paragraph-rsid="001b05bd"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19fdbb" officeooo:paragraph-rsid="0019fdbb" style:font-size-asian="15.75pt" style:font-style-asian="italic" style:font-weight-asian="normal" style:font-size-complex="18pt" style:font-style-complex="italic" style:font-weight-complex="normal"/>
    </style:style>
    <style:style style:name="P10" style:family="paragraph" style:parent-style-name="Standard" style:list-style-name="L2">
      <style:paragraph-properties fo:text-align="start" style:justify-single-word="false"/>
      <style:text-properties fo:font-size="18pt" fo:font-style="italic" style:text-underline-style="solid" style:text-underline-width="auto" style:text-underline-color="font-color" fo:font-weight="bold" officeooo:rsid="00201d97" officeooo:paragraph-rsid="00201d97" style:font-size-asian="15.75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21407" officeooo:paragraph-rsid="00221407" style:font-size-asian="15.75pt" style:font-style-asian="italic" style:font-weight-asian="bold" style:font-size-complex="18pt" style:font-style-complex="italic" style:font-weight-complex="bold"/>
    </style:style>
    <style:style style:name="P12" style:family="paragraph" style:parent-style-name="Standard" style:list-style-name="L3">
      <style:paragraph-properties fo:text-align="start" style:justify-single-word="false"/>
      <style:text-properties fo:font-size="18pt" fo:font-style="italic" style:text-underline-style="solid" style:text-underline-width="auto" style:text-underline-color="font-color" fo:font-weight="bold" officeooo:rsid="00240748" officeooo:paragraph-rsid="00240748" style:font-size-asian="15.75pt" style:font-style-asian="italic" style:font-weight-asian="bold" style:font-size-complex="18pt" style:font-style-complex="italic" style:font-weight-complex="bold"/>
    </style:style>
    <style:style style:name="P13" style:family="paragraph" style:parent-style-name="Standard" style:list-style-name="L4">
      <style:paragraph-properties fo:text-align="start" style:justify-single-word="false"/>
      <style:text-properties fo:font-size="18pt" fo:font-style="italic" style:text-underline-style="solid" style:text-underline-width="auto" style:text-underline-color="font-color" fo:font-weight="bold" officeooo:rsid="00240748" officeooo:paragraph-rsid="00240748" style:font-size-asian="15.75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0748" officeooo:paragraph-rsid="00240748" style:font-size-asian="15.75pt" style:font-style-asian="italic" style:font-weight-asian="bold" style:font-size-complex="18pt" style:font-style-complex="italic" style:font-weight-complex="bold"/>
    </style:style>
    <style:style style:name="P15"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63e25" officeooo:paragraph-rsid="00263e25" style:font-size-asian="15.75pt" style:font-style-asian="italic" style:font-weight-asian="bold" style:font-size-complex="18pt" style:font-style-complex="italic" style:font-weight-complex="bold"/>
    </style:style>
    <style:style style:name="P16"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7d5d3" officeooo:paragraph-rsid="0027d5d3" style:font-size-asian="15.75pt" style:font-style-asian="italic" style:font-weight-asian="bold" style:font-size-complex="18pt" style:font-style-complex="italic" style:font-weight-complex="bold"/>
    </style:style>
    <style:style style:name="P17" style:family="paragraph" style:parent-style-name="Standard" style:list-style-name="L5">
      <style:paragraph-properties fo:text-align="start" style:justify-single-word="false"/>
      <style:text-properties fo:font-size="18pt" fo:font-style="italic" style:text-underline-style="solid" style:text-underline-width="auto" style:text-underline-color="font-color" fo:font-weight="bold" officeooo:rsid="0027d5d3" officeooo:paragraph-rsid="0027d5d3" style:font-size-asian="15.75pt" style:font-style-asian="italic" style:font-weight-asian="bold" style:font-size-complex="18pt" style:font-style-complex="italic" style:font-weight-complex="bold"/>
    </style:style>
    <style:style style:name="P18"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8c138" officeooo:paragraph-rsid="0028c138" style:font-size-asian="15.75pt" style:font-style-asian="italic" style:font-weight-asian="bold" style:font-size-complex="18pt" style:font-style-complex="italic" style:font-weight-complex="bold"/>
    </style:style>
    <style:style style:name="P19" style:family="paragraph" style:parent-style-name="Standard" style:list-style-name="L6">
      <style:paragraph-properties fo:text-align="start" style:justify-single-word="false"/>
      <style:text-properties fo:font-size="18pt" fo:font-style="italic" style:text-underline-style="solid" style:text-underline-width="auto" style:text-underline-color="font-color" fo:font-weight="bold" officeooo:rsid="002cb510" officeooo:paragraph-rsid="002cb510" style:font-size-asian="15.75pt" style:font-style-asian="italic" style:font-weight-asian="bold" style:font-size-complex="18pt" style:font-style-complex="italic" style:font-weight-complex="bold"/>
    </style:style>
    <style:style style:name="P20" style:family="paragraph" style:parent-style-name="Standard" style:list-style-name="L6">
      <style:paragraph-properties fo:text-align="start" style:justify-single-word="false"/>
      <style:text-properties fo:font-size="18pt" fo:font-style="italic" style:text-underline-style="solid" style:text-underline-width="auto" style:text-underline-color="font-color" fo:font-weight="bold" officeooo:rsid="002f8971" officeooo:paragraph-rsid="002f8971" style:font-size-asian="15.75pt" style:font-style-asian="italic" style:font-weight-asian="bold" style:font-size-complex="18pt" style:font-style-complex="italic" style:font-weight-complex="bold"/>
    </style:style>
    <style:style style:name="P21"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19fdbb" officeooo:paragraph-rsid="0019fdbb" style:font-size-asian="15.75pt" style:font-style-asian="normal" style:font-weight-asian="normal" style:font-size-complex="18pt" style:font-style-complex="normal" style:font-weight-complex="normal"/>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bb223" style:font-weight-asian="normal" style:font-weight-complex="normal"/>
    </style:style>
    <style:style style:name="T5" style:family="text">
      <style:text-properties style:text-underline-style="none" fo:font-weight="normal" officeooo:rsid="001caef4" style:font-weight-asian="normal" style:font-weight-complex="normal"/>
    </style:style>
    <style:style style:name="T6" style:family="text">
      <style:text-properties style:text-underline-style="none" fo:font-weight="normal" officeooo:rsid="001e68b6" style:font-weight-asian="normal" style:font-weight-complex="normal"/>
    </style:style>
    <style:style style:name="T7" style:family="text">
      <style:text-properties style:text-underline-style="none" fo:font-weight="normal" officeooo:rsid="0025a3bd"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1b05bd" style:font-weight-asian="bold" style:font-weight-complex="bold"/>
    </style:style>
    <style:style style:name="T10" style:family="text">
      <style:text-properties style:text-underline-style="none" officeooo:rsid="001b05bd"/>
    </style:style>
    <style:style style:name="T11" style:family="text">
      <style:text-properties style:text-underline-style="none" officeooo:rsid="001caef4"/>
    </style:style>
    <style:style style:name="T12" style:family="text">
      <style:text-properties style:text-underline-style="none" officeooo:rsid="00243a86"/>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8c138"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s:<text:span text:style-name="T3"> The basic idea behind the invention of computers is the computation of numbers</text:span><text:span text:style-name="T7">(data)</text:span><text:span text:style-name="T3">, and processing of these numbers.</text:span></text:p>
      <text:p text:style-name="P1"><text:span text:style-name="T3"><text:s/>Any computer system essentially consists of :</text:span></text:p>
      <text:p text:style-name="P1"><text:span text:style-name="T3"><text:s text:c="7"/></text:span><text:span text:style-name="T2">Processor(</text:span><text:span text:style-name="T3">to carry out processing</text:span><text:span text:style-name="T2">) </text:span><text:span text:style-name="T3">and</text:span><text:span text:style-name="T2"> Memory(</text:span><text:span text:style-name="T3">to store <text:s text:c="13"/></text:span></text:p>
      <text:p text:style-name="P1"><text:span text:style-name="T3"><text:s text:c="78"/>numbers</text:span><text:span text:style-name="T2">)</text:span></text:p>
      <text:p text:style-name="P5"><text:span text:style-name="T2">In addition we also have </text:span><text:span text:style-name="T8">I/O</text:span><text:span text:style-name="T2"> (input/output). I/O is an extended memory , it also store numbers but in a different form.</text:span></text:p>
      <text:list xml:id="list1294943030" text:style-name="L1">
        <text:list-item>
          <text:p text:style-name="P6"><text:span text:style-name="T2">If we consider computer as a machine , I/O helps man to interact with it.</text:span></text:p>
        </text:list-item>
      </text:list>
      <text:p text:style-name="P7"><text:span text:style-name="T2">The processor nowdays are known as </text:span><text:span text:style-name="T8">CPU, </text:span><text:span text:style-name="T2">therefore CPU and memory are essentials.</text:span></text:p>
      <text:p text:style-name="P7"><text:span text:style-name="T2">The work of processor is to continuosly look for the data stored in memory and processing it continuosly.</text:span></text:p>
      <text:p text:style-name="P9"><text:span text:style-name="T2">Therefore in Computer Organisation the basic process is storag</text:span><text:span text:style-name="T12">ing</text:span><text:span text:style-name="T2"> and processing.</text:span></text:p>
      <text:p text:style-name="P21"><text:span text:style-name="T2"/></text:p>
      <text:p text:style-name="P21">Aspects of <text:span text:style-name="T1">Processor</text:span><text:span text:style-name="T2">:</text:span></text:p>
      <text:p text:style-name="P21"><text:span text:style-name="T2">1. </text:span><text:span text:style-name="T8">Data Path Setting: </text:span><text:span text:style-name="T2">Processor is the one which is going to deal with data , so the processor must be able to setup some kind of a path to handle the data</text:span></text:p>
      <text:p text:style-name="P7"><text:span text:style-name="T2">2.</text:span><text:span text:style-name="T8">Control:</text:span><text:span text:style-name="T2"> Apart from setting the data path processor should also be able to carry the processes through a sequence of control signals.</text:span></text:p>
      <text:p text:style-name="P7"><text:span text:style-name="T2">Components in memory:</text:span></text:p>
      <text:p text:style-name="P7"><text:span text:style-name="T2">1.</text:span><text:span text:style-name="T8">Memory</text:span><text:span text:style-name="T2">(closer to CPU)</text:span><text:span text:style-name="T8">: </text:span><text:span text:style-name="T2">the one which interact with CPU directly </text:span></text:p>
      <text:p text:style-name="P7"><text:span text:style-name="T2">e.g, </text:span><text:span text:style-name="T10">RAM, ROM</text:span></text:p>
      <text:p text:style-name="P7"><text:span text:style-name="T8">2.Storage</text:span><text:span text:style-name="T9">(</text:span><text:span text:style-name="T10">far from CPU but still effectively stores data</text:span><text:span text:style-name="T9">)</text:span><text:span text:style-name="T8">: </text:span><text:span text:style-name="T2">the one which does not interact with CPU directly</text:span></text:p>
      <text:p text:style-name="P8"><text:span text:style-name="T2">e.g, Magnetic tape , disk systems</text:span></text:p>
      <text:p text:style-name="P2"><text:span text:style-name="T2">Aspects of I/O</text:span><text:span text:style-name="T3">:</text:span></text:p>
      <text:p text:style-name="P2"><text:span text:style-name="T3">1. Man-machine Interface</text:span></text:p>
      <text:p text:style-name="P2"><text:span text:style-name="T3">2. <text:s text:c="2"/>Depending upon the kind of computing system, the system may take data from the memory(data which has been already </text:span><text:soft-page-break/><text:span text:style-name="T3">stored in the memory) or it may take data directly from I/O , </text:span><text:span text:style-name="T2">which is data from the external world or real world data.</text:span></text:p>
      <text:p text:style-name="P3"><text:span text:style-name="T4">The CPU deals with I/O in same way as it deals with memory</text:span></text:p>
      <text:p text:style-name="P3"><text:span text:style-name="T2"/></text:p>
      <text:p text:style-name="P4"><text:span text:style-name="T11">Computer Organisation: </text:span><text:span text:style-name="T5">study of computer system from </text:span><text:span text:style-name="T6">programmers</text:span><text:span text:style-name="T5"> point of view</text:span></text:p>
      <text:p text:style-name="P4"><text:span text:style-name="T11">Computer Architecture:</text:span><text:span text:style-name="T2"> </text:span><text:span text:style-name="T5">study of computer system from designers point of view</text:span></text:p>
      <text:list xml:id="list3624298563" text:style-name="L2">
        <text:list-item>
          <text:p text:style-name="P10"><text:span text:style-name="T5">W</text:span><text:span text:style-name="T3">e can say that organisation is the study of system from software point of view whereas architecture is the study of system from hardware point of view</text:span></text:p>
        </text:list-item>
      </text:list>
      <text:p text:style-name="P11"><text:span text:style-name="T2">Application of Computer System:</text:span></text:p>
      <text:p text:style-name="P11"><text:span text:style-name="T2">1.Control Oriented Application: </text:span><text:span text:style-name="T14">These are </text:span><text:span text:style-name="T13">special purpose</text:span><text:span text:style-name="T14"> application.Here we precisely know where inputs are and we also know where our output goes</text:span><text:span text:style-name="T2"> .</text:span><text:span text:style-name="T14">Here we have authorised user which stores a particular program in ROM (once for all can’t be replaced)</text:span></text:p>
      <text:list xml:id="list1399227161" text:style-name="L3">
        <text:list-item>
          <text:p text:style-name="P12"><text:span text:style-name="T14">It is used for hardware application</text:span></text:p>
        </text:list-item>
      </text:list>
      <text:p text:style-name="P11"><text:span text:style-name="T2">2.Data processing Oriented Application:</text:span><text:span text:style-name="T14"> </text:span><text:span text:style-name="T13">General purpose application</text:span><text:span text:style-name="T14">, there is wide range of application.Here we don’t know about the user which stores programs in RAM (can be loaded by different users)</text:span></text:p>
      <text:list xml:id="list1370565817" text:style-name="L4">
        <text:list-item>
          <text:p text:style-name="P13"><text:span text:style-name="T14">It is used for software application</text:span></text:p>
        </text:list-item>
      </text:list>
      <text:p text:style-name="P14"><text:span text:style-name="T14">RAM and ROM can be used in both of them</text:span></text:p>
      <text:p text:style-name="P14"><text:span text:style-name="T14"/></text:p>
      <text:p text:style-name="P15"><text:span text:style-name="T14">From data we further progress upto information , nowdays processors not only process data but it also storing the information and retrieving the information.</text:span></text:p>
      <text:p text:style-name="P16"><text:span text:style-name="T15">Types of processing: </text:span></text:p>
      <text:p text:style-name="P16"><text:span text:style-name="T15">1. Numeric Processing: </text:span><text:span text:style-name="T14">the processing on numbers</text:span></text:p>
      <text:p text:style-name="P16"><text:span text:style-name="T14">The numeric processing basically involves </text:span><text:span text:style-name="T13">arithmetic processing</text:span></text:p>
      <text:p text:style-name="P16"><text:span text:style-name="T15">2. Symbolic</text:span><text:span text:style-name="T16">(text)</text:span><text:span text:style-name="T15"> Processing: </text:span><text:span text:style-name="T14">it involves data like name ,address, etc</text:span></text:p>
      <text:p text:style-name="P16"><text:span text:style-name="T14">Symbolic Processing involves </text:span><text:span text:style-name="T13">Logical Processing</text:span><text:span text:style-name="T14"> as these doesn’t involve no.</text:span></text:p>
      <text:p text:style-name="P16"><text:soft-page-break/><text:span text:style-name="T14"/></text:p>
      <text:p text:style-name="P16"><text:span text:style-name="T14">Now arithmetic and logical processing have come together and core of any specific CPU or processing is </text:span><text:span text:style-name="T15">ALU(</text:span><text:span text:style-name="T14">Arithmetic Logic Unit</text:span><text:span text:style-name="T15">)</text:span></text:p>
      <text:list xml:id="list1321946043" text:style-name="L5">
        <text:list-item>
          <text:p text:style-name="P17"><text:span text:style-name="T15">ALU </text:span><text:span text:style-name="T14">is the core(essential) of any CPU</text:span></text:p>
        </text:list-item>
      </text:list>
      <text:p text:style-name="P18"><text:span text:style-name="T14"/></text:p>
      <text:p text:style-name="P18"><text:span text:style-name="T14">3.Graphics Processing <text:s text:c="4"/></text:span></text:p>
      <text:p text:style-name="P18"><text:span text:style-name="T14">4. Audio Processing</text:span></text:p>
      <text:p text:style-name="P18"><text:span text:style-name="T14">5. Video Processing</text:span></text:p>
      <text:p text:style-name="P18"><text:span text:style-name="T14"/></text:p>
      <text:list xml:id="list560000070" text:style-name="L6">
        <text:list-item>
          <text:p text:style-name="P19"><text:span text:style-name="T14">Hardware is the core of computer system and around this core various layers of software are present. Hardware is basically hard for every user to understand.Given this hardware, we are softening the particular system by providing certain features or layers,so that one need only be familiar with certain soft aspects of the system.Because of the advancement in technology more and more layers of software are present nowdays.</text:span></text:p>
        </text:list-item>
        <text:list-item>
          <text:p text:style-name="P20"><text:span text:style-name="T14">The Hardware works at a very low level (machine code used earlier 0 or 1 working) , then after this we develop a layer of easiness known as assembler(A+B) and after we develop another layer known as HIGH LEVEL LANGUAGE</text:span></text:p>
        </text:list-item>
        <text:list-item>
          <text:p text:style-name="P20"><text:span text:style-name="T14">Therefore we are making it easy for ourself in interacting with hard aspects of machine(hardware)</text:span></text:p>
        </text:list-item>
        <text:list-item>
          <text:p text:style-name="P20"><text:span text:style-name="T14">Therefore basically software is hidding hard aspects of softwar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9:08:04.555964905</meta:creation-date>
    <dc:date>2018-01-07T21:04:51.738668432</dc:date>
    <meta:editing-duration>PT1H30M18S</meta:editing-duration>
    <meta:editing-cycles>16</meta:editing-cycles>
    <meta:generator>LibreOffice/5.3.1.2$Linux_X86_64 LibreOffice_project/30m0$Build-2</meta:generator>
    <meta:document-statistic meta:table-count="0" meta:image-count="0" meta:object-count="0" meta:page-count="3" meta:paragraph-count="45" meta:word-count="654" meta:character-count="4058" meta:non-whitespace-character-count="3348"/>
  </office:meta>
</office:document-meta>
</file>